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236.95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426.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1" style:font-name-complex="Liberation Sans1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Liberation Sans1" style:font-name-complex="Liberation Sans1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ed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Mouser Cost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Digikey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5V-OUT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BPDLNN015PAUNV</text:p>
          </table:table-cell>
          <table:table-cell table:number-columns-repeated="2" office:value-type="string" calcext:value-type="string">
            <text:p>ATM-Sensor1</text:p>
          </table:table-cell>
          <table:table-cell office:value-type="string" calcext:value-type="string">
            <text:p>NBPDLNN015PAUNV</text:p>
          </table:table-cell>
          <table:table-cell office:value-type="string" calcext:value-type="string">
            <text:p>ATM-Sens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n_01x05_Female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9 C20 C24</text:p>
          </table:table-cell>
          <table:table-cell office:value-type="string" calcext:value-type="string">
            <text:p>0,01u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99-4206-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 C3 C5 C7 C9 C11 C13 C15 <text:s/>C45 C46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_Disc_D5.1mm_W3.2mm_P5.00mm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 C4 C6 C8 C10 C25</text:p>
          </table:table-cell>
          <table:table-cell office:value-type="string" calcext:value-type="string">
            <text:p>0,22uF</text:p>
          </table:table-cell>
          <table:table-cell office:value-type="string" calcext:value-type="string">
            <text:p>C_Disc_D5.1mm_W3.2mm_P5.00mm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8 C57</text:p>
          </table:table-cell>
          <table:table-cell office:value-type="string" calcext:value-type="string">
            <text:p>0,3u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478-5120-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0uF 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P_Radial_Tantal_D5.0mm_P5.00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Radial_Tantal_D5.0mm_P2.50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6 D7 D8 D9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_DO-15_P10.16mm_Horizon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12-1N400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4 D22 D47 D48 D3 </text:p>
          </table:table-cell>
          <table:table-cell office:value-type="string" calcext:value-type="string">
            <text:p>1N5818</text:p>
          </table:table-cell>
          <table:table-cell office:value-type="string" calcext:value-type="string">
            <text:p>D_DO-15_P10.16mm_Horizontal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_Schottk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1N5821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_Zener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_1N5919BG Zener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1N5919B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_TVS_AL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RDUINO_MEGA_SHIELD</text:p>
          </table:table-cell>
          <table:table-cell office:value-type="string" calcext:value-type="string">
            <text:p>D_DO-15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7-ERZ-V14D2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LTV827</text:p>
          </table:table-cell>
          <table:table-cell office:value-type="string" calcext:value-type="string">
            <text:p>DIP-8_W7.62mm_Socket_LongPad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P721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1 IC7 IC8</text:p>
          </table:table-cell>
          <table:table-cell office:value-type="string" calcext:value-type="string">
            <text:p>TC4424EPA</text:p>
          </table:table-cell>
          <table:table-cell office:value-type="string" calcext:value-type="string">
            <text:p>DIP-8_W7.62mm_LongPad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nn_02x04_Counter_Clockwise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NN_01X0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NN_01X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26</text:p>
          </table:table-cell>
          <table:table-cell office:value-type="string" calcext:value-type="string">
            <text:p>proto8x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nn_02x21_Counter_Clockwis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21_Counter_Clockwise</text:p>
          </table:table-cell>
          <table:table-cell office:value-type="string" calcext:value-type="string">
            <text:p>TE42pi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JP-IGN-OUT1</text:p>
          </table:table-cell>
          <table:table-cell office:value-type="string" calcext:value-type="string">
            <text:p>JP-IGN-OUT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2" office:value-type="string" calcext:value-type="string">
            <text:p>JP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onn_01x03</text:p>
          </table:table-cell>
          <table:table-cell table:number-columns-repeated="2" office:value-type="string" calcext:value-type="string">
            <text:p>JP3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onn_01x02</text:p>
          </table:table-cell>
          <table:table-cell table:number-columns-repeated="2" office:value-type="string" calcext:value-type="string">
            <text:p>JP5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ED 5mm Red</text:p>
          </table:table-cell>
          <table:table-cell office:value-type="string" calcext:value-type="string">
            <text:p>LED1 LED2 LED3 LED4 LED5 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5.0mm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60-1127-N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ED 3mm Red</text:p>
          </table:table-cell>
          <table:table-cell office:value-type="string" calcext:value-type="string">
            <text:p>LED7 LED10 LED11 LED12 LED8 LE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L-4221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MPX4250AP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MPX4250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-Channel Mosfet</text:p>
          </table:table-cell>
          <table:table-cell office:value-type="string" calcext:value-type="string">
            <text:p>Q1 Q2 Q3 Q4 Q5 Q6 Q7 Q8</text:p>
          </table:table-cell>
          <table:table-cell office:value-type="string" calcext:value-type="string">
            <text:p>STP62NS04Z</text:p>
          </table:table-cell>
          <table:table-cell office:value-type="string" calcext:value-type="string">
            <text:p>TO-220_Neutral123_Vertica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-Channel Mosfet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VP3203N3-G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vishay.com/docs/70209/70209.pdf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80 R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1 R14 R17 R20 R35 R37 R55 R62 R70 R88 R89 R93 R97 R66 R6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603-FMF-25FTF52100K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BF52-10K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6 R27 R86 R90 R95 R96</text:p>
          </table:table-cell>
          <table:table-cell office:value-type="string" calcext:value-type="string">
            <text:p>160 2W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160W-2BK-N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0 R13 R16 R19 R21 R23 R24 R39 R40 R57 R61 R65 R84 R85 R91 R92 R51 R52 R60 R6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79-YR1B1K0CC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 R3 R5 R25 R28 R83 R87 R94</text:p>
          </table:table-cell>
          <table:table-cell office:value-type="string" calcext:value-type="string">
            <text:p>2,49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1-RN60D-F2.49K</text:p>
          </table:table-cell>
          <table:table-cell/>
          <table:table-cell office:value-type="string" calcext:value-type="string">
            <text:p>2.49KXBK-N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9-H83K9BD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-MFR-25FBF52-3K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 R4 R6 R8 R22 R41 R9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603-MFR-25FBF52-470R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29 R5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9 R12 R15 R18</text:p>
          </table:table-cell>
          <table:table-cell office:value-type="string" calcext:value-type="string">
            <text:p>680 0.6W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94-MBB02070C6800FC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onn_01x04_Female</text:p>
          </table:table-cell>
          <table:table-cell table:number-columns-repeated="2" office:value-type="string" calcext:value-type="string">
            <text:p>SERIAL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RDUINO_MEGA_SHIELD</text:p>
          </table:table-cell>
          <table:table-cell office:value-type="string" calcext:value-type="string">
            <text:p>SHIELD1</text:p>
          </table:table-cell>
          <table:table-cell office:value-type="string" calcext:value-type="string">
            <text:p>ARDUINO_MEGA_SHIELD</text:p>
          </table:table-cell>
          <table:table-cell office:value-type="string" calcext:value-type="string">
            <text:p>ARDUINO MEGA SHIE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onn_02x06_Top_Bottom</text:p>
          </table:table-cell>
          <table:table-cell office:value-type="string" calcext:value-type="string">
            <text:p>SHIELD2</text:p>
          </table:table-cell>
          <table:table-cell table:number-columns-repeated="2" office:value-type="string" calcext:value-type="string">
            <text:p>ULN_SHIE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A 5V Low Dropout Voltage Regulator</text:p>
          </table:table-cell>
          <table:table-cell office:value-type="string" calcext:value-type="string">
            <text:p>LD1085V5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D1085V50</text:p>
          </table:table-cell>
          <table:table-cell office:value-type="string" calcext:value-type="string">
            <text:p>TO-220-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-powerusa.com/docs/APE8865-3.pdf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V1.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atic Date:</text:p>
          </table:table-cell>
          <table:table-cell office:value-type="string" calcext:value-type="string">
            <text:p>25-01-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fre 25 jan 2019 17:25: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KiCad/vich/speedy.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0.0+dfsg1-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2:59:19.824929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2:49:12.371448714</dc:date>
    <meta:editing-duration>PT4H1M32S</meta:editing-duration>
    <meta:editing-cycles>22</meta:editing-cycles>
    <meta:generator>LibreOffice/6.1.5.2$Linux_X86_64 LibreOffice_project/10$Build-2</meta:generator>
    <meta:document-statistic meta:table-count="1" meta:cell-count="338" meta:object-count="0"/>
  </office:meta>
</office:document-meta>
</file>